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" svg:font-family="Mathematica" style:font-pitch="variable"/>
    <style:font-face style:name="Mathematica1" svg:font-family="Mathematica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 style:font-pitch="variable"/>
    <style:font-face style:name="Times1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stroke-dash18" svg:stroke-width="0.05cm" svg:stroke-color="#ff0000" draw:stroke-linejoin="miter" svg:stroke-linecap="butt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5cm" svg:stroke-color="#ff0000" draw:stroke-linejoin="miter" svg:stroke-linecap="square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dash" draw:stroke-dash="stroke-dash18" svg:stroke-width="0.05cm" svg:stroke-color="#0000ff" draw:stroke-linejoin="miter" svg:stroke-linecap="butt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5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6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63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0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50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07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4.3999996185303pt" style:font-size-asian="14.3999996185303pt" style:font-size-complex="14.3999996185303pt"/>
    </style:style>
    <style:style style:name="P4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fo:color="#000000" loext:opacity="100%" style:font-name="Times1" fo:font-size="14.3999996185303pt" fo:font-weight="bold" style:font-size-asian="14.3999996185303pt" style:font-weight-asian="bold" style:font-name-complex="Times1" style:font-size-complex="14.3999996185303pt" style:font-weight-complex="bold"/>
    </style:style>
    <style:style style:name="T2" style:family="text">
      <style:text-properties fo:color="#000000" loext:opacity="100%" style:font-name="Times1" fo:font-size="14.3999996185303pt" fo:font-style="italic" fo:font-weight="bold" style:font-size-asian="14.3999996185303pt" style:font-style-asian="italic" style:font-weight-asian="bold" style:font-name-complex="Times1" style:font-size-complex="14.3999996185303pt" style:font-style-complex="italic" style:font-weight-complex="bold"/>
    </style:style>
    <style:style style:name="T3" style:family="text">
      <style:text-properties fo:color="#000000" loext:opacity="100%" style:font-name="Times1" fo:font-size="10.1999998092651pt" fo:font-weight="bold" style:font-size-asian="10.1999998092651pt" style:font-weight-asian="bold" style:font-name-complex="Times1" style:font-size-complex="10.1999998092651pt" style:font-weight-complex="bold"/>
    </style:style>
    <style:style style:name="T4" style:family="text">
      <style:text-properties fo:color="#000000" loext:opacity="100%" style:font-name="Mathematica1" fo:font-size="14.3999996185303pt" fo:font-weight="bold" style:font-size-asian="14.3999996185303pt" style:font-weight-asian="bold" style:font-name-complex="Mathematica1" style:font-size-complex="14.3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894cm" svg:y1="8.124cm" svg:x2="3.21cm" svg:y2="8.124cm">
          <text:p/>
        </draw:line>
        <draw:line draw:style-name="gr1" draw:text-style-name="P1" draw:layer="layout" svg:x1="1.894cm" svg:y1="5.3cm" svg:x2="3.21cm" svg:y2="5.3cm">
          <text:p/>
        </draw:line>
        <draw:line draw:style-name="gr1" draw:text-style-name="P1" draw:layer="layout" svg:x1="1.894cm" svg:y1="2.005cm" svg:x2="3.21cm" svg:y2="2.005cm">
          <text:p/>
        </draw:line>
        <draw:line draw:style-name="gr2" draw:text-style-name="P1" draw:layer="layout" svg:x1="3.868cm" svg:y1="8.158cm" svg:x2="5.184cm" svg:y2="8.158cm">
          <text:p/>
        </draw:line>
        <draw:line draw:style-name="gr2" draw:text-style-name="P1" draw:layer="layout" svg:x1="3.868cm" svg:y1="5.412cm" svg:x2="5.184cm" svg:y2="5.412cm">
          <text:p/>
        </draw:line>
        <draw:line draw:style-name="gr2" draw:text-style-name="P1" draw:layer="layout" svg:x1="3.868cm" svg:y1="2.267cm" svg:x2="5.184cm" svg:y2="2.267cm">
          <text:p/>
        </draw:line>
        <draw:line draw:style-name="gr3" draw:text-style-name="P1" draw:layer="layout" svg:x1="5.842cm" svg:y1="8.021cm" svg:x2="7.159cm" svg:y2="8.021cm">
          <text:p/>
        </draw:line>
        <draw:line draw:style-name="gr3" draw:text-style-name="P1" draw:layer="layout" svg:x1="5.842cm" svg:y1="6.301cm" svg:x2="7.159cm" svg:y2="6.301cm">
          <text:p/>
        </draw:line>
        <draw:line draw:style-name="gr3" draw:text-style-name="P1" draw:layer="layout" svg:x1="5.842cm" svg:y1="3.646cm" svg:x2="7.159cm" svg:y2="3.646cm">
          <text:p/>
        </draw:line>
        <draw:line draw:style-name="gr4" draw:text-style-name="P1" draw:layer="layout" svg:x1="7.817cm" svg:y1="8.834cm" svg:x2="9.133cm" svg:y2="8.834cm">
          <text:p/>
        </draw:line>
        <draw:line draw:style-name="gr4" draw:text-style-name="P1" draw:layer="layout" svg:x1="7.817cm" svg:y1="6.189cm" svg:x2="9.133cm" svg:y2="6.189cm">
          <text:p/>
        </draw:line>
        <draw:line draw:style-name="gr4" draw:text-style-name="P1" draw:layer="layout" svg:x1="7.817cm" svg:y1="3.144cm" svg:x2="9.133cm" svg:y2="3.144cm">
          <text:p/>
        </draw:line>
        <draw:line draw:style-name="gr5" draw:text-style-name="P1" draw:layer="layout" svg:x1="9.626cm" svg:y1="10.718cm" svg:x2="1.401cm" svg:y2="10.718cm">
          <text:p/>
        </draw:line>
        <draw:line draw:style-name="gr5" draw:text-style-name="P1" draw:layer="layout" svg:x1="1.401cm" svg:y1="10.718cm" svg:x2="1.401cm" svg:y2="0.025cm">
          <text:p/>
        </draw:line>
        <draw:line draw:style-name="gr5" draw:text-style-name="P1" draw:layer="layout" svg:x1="1.401cm" svg:y1="0.025cm" svg:x2="9.626cm" svg:y2="0.025cm">
          <text:p/>
        </draw:line>
        <draw:line draw:style-name="gr5" draw:text-style-name="P1" draw:layer="layout" svg:x1="9.626cm" svg:y1="0.025cm" svg:x2="9.626cm" svg:y2="10.718cm">
          <text:p/>
        </draw:line>
        <draw:line draw:style-name="gr6" draw:text-style-name="P1" draw:layer="layout" svg:x1="1.401cm" svg:y1="10.504cm" svg:x2="1.541cm" svg:y2="10.504cm">
          <text:p/>
        </draw:line>
        <draw:line draw:style-name="gr6" draw:text-style-name="P1" draw:layer="layout" svg:x1="1.401cm" svg:y1="10.173cm" svg:x2="1.485cm" svg:y2="10.173cm">
          <text:p/>
        </draw:line>
        <draw:line draw:style-name="gr6" draw:text-style-name="P1" draw:layer="layout" svg:x1="1.401cm" svg:y1="9.841cm" svg:x2="1.485cm" svg:y2="9.841cm">
          <text:p/>
        </draw:line>
        <draw:line draw:style-name="gr6" draw:text-style-name="P1" draw:layer="layout" svg:x1="1.401cm" svg:y1="9.51cm" svg:x2="1.485cm" svg:y2="9.51cm">
          <text:p/>
        </draw:line>
        <draw:line draw:style-name="gr6" draw:text-style-name="P1" draw:layer="layout" svg:x1="1.401cm" svg:y1="9.178cm" svg:x2="1.485cm" svg:y2="9.178cm">
          <text:p/>
        </draw:line>
        <draw:line draw:style-name="gr6" draw:text-style-name="P1" draw:layer="layout" svg:x1="1.401cm" svg:y1="8.847cm" svg:x2="1.541cm" svg:y2="8.847cm">
          <text:p/>
        </draw:line>
        <draw:frame draw:style-name="gr7" draw:text-style-name="P3" draw:layer="layout" svg:width="0.637cm" svg:height="0.564cm" svg:x="0.69cm" svg:y="10.179cm">
          <draw:text-box>
            <text:p text:style-name="P2"><text:span text:style-name="T1">0.0</text:span></text:p>
          </draw:text-box>
        </draw:frame>
        <draw:line draw:style-name="gr6" draw:text-style-name="P1" draw:layer="layout" svg:x1="1.401cm" svg:y1="8.515cm" svg:x2="1.485cm" svg:y2="8.515cm">
          <text:p/>
        </draw:line>
        <draw:line draw:style-name="gr6" draw:text-style-name="P1" draw:layer="layout" svg:x1="1.401cm" svg:y1="8.184cm" svg:x2="1.485cm" svg:y2="8.184cm">
          <text:p/>
        </draw:line>
        <draw:line draw:style-name="gr6" draw:text-style-name="P1" draw:layer="layout" svg:x1="1.401cm" svg:y1="7.852cm" svg:x2="1.485cm" svg:y2="7.852cm">
          <text:p/>
        </draw:line>
        <draw:line draw:style-name="gr6" draw:text-style-name="P1" draw:layer="layout" svg:x1="1.401cm" svg:y1="7.521cm" svg:x2="1.485cm" svg:y2="7.521cm">
          <text:p/>
        </draw:line>
        <draw:line draw:style-name="gr6" draw:text-style-name="P1" draw:layer="layout" svg:x1="1.401cm" svg:y1="7.189cm" svg:x2="1.541cm" svg:y2="7.189cm">
          <text:p/>
        </draw:line>
        <draw:frame draw:style-name="gr7" draw:text-style-name="P3" draw:layer="layout" svg:width="0.637cm" svg:height="0.564cm" svg:x="0.69cm" svg:y="8.521cm">
          <draw:text-box>
            <text:p text:style-name="P2"><text:span text:style-name="T1">0.5</text:span></text:p>
          </draw:text-box>
        </draw:frame>
        <draw:line draw:style-name="gr6" draw:text-style-name="P1" draw:layer="layout" svg:x1="1.401cm" svg:y1="6.858cm" svg:x2="1.485cm" svg:y2="6.858cm">
          <text:p/>
        </draw:line>
        <draw:line draw:style-name="gr6" draw:text-style-name="P1" draw:layer="layout" svg:x1="1.401cm" svg:y1="6.526cm" svg:x2="1.485cm" svg:y2="6.526cm">
          <text:p/>
        </draw:line>
        <draw:line draw:style-name="gr6" draw:text-style-name="P1" draw:layer="layout" svg:x1="1.401cm" svg:y1="6.195cm" svg:x2="1.485cm" svg:y2="6.195cm">
          <text:p/>
        </draw:line>
        <draw:line draw:style-name="gr6" draw:text-style-name="P1" draw:layer="layout" svg:x1="1.401cm" svg:y1="5.863cm" svg:x2="1.485cm" svg:y2="5.863cm">
          <text:p/>
        </draw:line>
        <draw:line draw:style-name="gr6" draw:text-style-name="P1" draw:layer="layout" svg:x1="1.401cm" svg:y1="5.532cm" svg:x2="1.541cm" svg:y2="5.532cm">
          <text:p/>
        </draw:line>
        <draw:frame draw:style-name="gr7" draw:text-style-name="P3" draw:layer="layout" svg:width="0.637cm" svg:height="0.564cm" svg:x="0.69cm" svg:y="6.864cm">
          <draw:text-box>
            <text:p text:style-name="P2"><text:span text:style-name="T1">1.0</text:span></text:p>
          </draw:text-box>
        </draw:frame>
        <draw:line draw:style-name="gr6" draw:text-style-name="P1" draw:layer="layout" svg:x1="1.401cm" svg:y1="5.2cm" svg:x2="1.485cm" svg:y2="5.2cm">
          <text:p/>
        </draw:line>
        <draw:line draw:style-name="gr6" draw:text-style-name="P1" draw:layer="layout" svg:x1="1.401cm" svg:y1="4.869cm" svg:x2="1.485cm" svg:y2="4.869cm">
          <text:p/>
        </draw:line>
        <draw:line draw:style-name="gr6" draw:text-style-name="P1" draw:layer="layout" svg:x1="1.401cm" svg:y1="4.537cm" svg:x2="1.485cm" svg:y2="4.537cm">
          <text:p/>
        </draw:line>
        <draw:line draw:style-name="gr6" draw:text-style-name="P1" draw:layer="layout" svg:x1="1.401cm" svg:y1="4.206cm" svg:x2="1.485cm" svg:y2="4.206cm">
          <text:p/>
        </draw:line>
        <draw:line draw:style-name="gr6" draw:text-style-name="P1" draw:layer="layout" svg:x1="1.401cm" svg:y1="3.874cm" svg:x2="1.541cm" svg:y2="3.874cm">
          <text:p/>
        </draw:line>
        <draw:frame draw:style-name="gr7" draw:text-style-name="P3" draw:layer="layout" svg:width="0.637cm" svg:height="0.564cm" svg:x="0.69cm" svg:y="5.207cm">
          <draw:text-box>
            <text:p text:style-name="P2"><text:span text:style-name="T1">1.5</text:span></text:p>
          </draw:text-box>
        </draw:frame>
        <draw:line draw:style-name="gr6" draw:text-style-name="P1" draw:layer="layout" svg:x1="1.401cm" svg:y1="3.543cm" svg:x2="1.485cm" svg:y2="3.543cm">
          <text:p/>
        </draw:line>
        <draw:line draw:style-name="gr6" draw:text-style-name="P1" draw:layer="layout" svg:x1="1.401cm" svg:y1="3.211cm" svg:x2="1.485cm" svg:y2="3.211cm">
          <text:p/>
        </draw:line>
        <draw:line draw:style-name="gr6" draw:text-style-name="P1" draw:layer="layout" svg:x1="1.401cm" svg:y1="2.88cm" svg:x2="1.485cm" svg:y2="2.88cm">
          <text:p/>
        </draw:line>
        <draw:line draw:style-name="gr6" draw:text-style-name="P1" draw:layer="layout" svg:x1="1.401cm" svg:y1="2.548cm" svg:x2="1.485cm" svg:y2="2.548cm">
          <text:p/>
        </draw:line>
        <draw:line draw:style-name="gr6" draw:text-style-name="P1" draw:layer="layout" svg:x1="1.401cm" svg:y1="2.217cm" svg:x2="1.541cm" svg:y2="2.217cm">
          <text:p/>
        </draw:line>
        <draw:frame draw:style-name="gr7" draw:text-style-name="P3" draw:layer="layout" svg:width="0.637cm" svg:height="0.564cm" svg:x="0.69cm" svg:y="3.549cm">
          <draw:text-box>
            <text:p text:style-name="P2"><text:span text:style-name="T1">2.0</text:span></text:p>
          </draw:text-box>
        </draw:frame>
        <draw:line draw:style-name="gr6" draw:text-style-name="P1" draw:layer="layout" svg:x1="1.401cm" svg:y1="1.885cm" svg:x2="1.485cm" svg:y2="1.885cm">
          <text:p/>
        </draw:line>
        <draw:line draw:style-name="gr6" draw:text-style-name="P1" draw:layer="layout" svg:x1="1.401cm" svg:y1="1.554cm" svg:x2="1.485cm" svg:y2="1.554cm">
          <text:p/>
        </draw:line>
        <draw:line draw:style-name="gr6" draw:text-style-name="P1" draw:layer="layout" svg:x1="1.401cm" svg:y1="1.223cm" svg:x2="1.485cm" svg:y2="1.223cm">
          <text:p/>
        </draw:line>
        <draw:line draw:style-name="gr6" draw:text-style-name="P1" draw:layer="layout" svg:x1="1.401cm" svg:y1="0.891cm" svg:x2="1.485cm" svg:y2="0.891cm">
          <text:p/>
        </draw:line>
        <draw:line draw:style-name="gr6" draw:text-style-name="P1" draw:layer="layout" svg:x1="1.401cm" svg:y1="0.56cm" svg:x2="1.541cm" svg:y2="0.56cm">
          <text:p/>
        </draw:line>
        <draw:frame draw:style-name="gr7" draw:text-style-name="P3" draw:layer="layout" svg:width="0.637cm" svg:height="0.564cm" svg:x="0.69cm" svg:y="1.892cm">
          <draw:text-box>
            <text:p text:style-name="P2"><text:span text:style-name="T1">2.5</text:span></text:p>
          </draw:text-box>
        </draw:frame>
        <draw:line draw:style-name="gr6" draw:text-style-name="P1" draw:layer="layout" svg:x1="1.401cm" svg:y1="0.228cm" svg:x2="1.485cm" svg:y2="0.228cm">
          <text:p/>
        </draw:line>
        <draw:line draw:style-name="gr6" draw:text-style-name="P1" draw:layer="layout" svg:x1="9.626cm" svg:y1="10.504cm" svg:x2="9.485cm" svg:y2="10.504cm">
          <text:p/>
        </draw:line>
        <draw:line draw:style-name="gr6" draw:text-style-name="P1" draw:layer="layout" svg:x1="9.626cm" svg:y1="10.173cm" svg:x2="9.542cm" svg:y2="10.173cm">
          <text:p/>
        </draw:line>
        <draw:line draw:style-name="gr6" draw:text-style-name="P1" draw:layer="layout" svg:x1="9.626cm" svg:y1="9.841cm" svg:x2="9.542cm" svg:y2="9.841cm">
          <text:p/>
        </draw:line>
        <draw:line draw:style-name="gr6" draw:text-style-name="P1" draw:layer="layout" svg:x1="9.626cm" svg:y1="9.51cm" svg:x2="9.542cm" svg:y2="9.51cm">
          <text:p/>
        </draw:line>
        <draw:line draw:style-name="gr6" draw:text-style-name="P1" draw:layer="layout" svg:x1="9.626cm" svg:y1="9.178cm" svg:x2="9.542cm" svg:y2="9.178cm">
          <text:p/>
        </draw:line>
        <draw:line draw:style-name="gr6" draw:text-style-name="P1" draw:layer="layout" svg:x1="9.626cm" svg:y1="8.847cm" svg:x2="9.485cm" svg:y2="8.847cm">
          <text:p/>
        </draw:line>
        <draw:line draw:style-name="gr6" draw:text-style-name="P1" draw:layer="layout" svg:x1="9.626cm" svg:y1="8.515cm" svg:x2="9.542cm" svg:y2="8.515cm">
          <text:p/>
        </draw:line>
        <draw:line draw:style-name="gr6" draw:text-style-name="P1" draw:layer="layout" svg:x1="9.626cm" svg:y1="8.184cm" svg:x2="9.542cm" svg:y2="8.184cm">
          <text:p/>
        </draw:line>
        <draw:line draw:style-name="gr6" draw:text-style-name="P1" draw:layer="layout" svg:x1="9.626cm" svg:y1="7.852cm" svg:x2="9.542cm" svg:y2="7.852cm">
          <text:p/>
        </draw:line>
        <draw:line draw:style-name="gr6" draw:text-style-name="P1" draw:layer="layout" svg:x1="9.626cm" svg:y1="7.521cm" svg:x2="9.542cm" svg:y2="7.521cm">
          <text:p/>
        </draw:line>
        <draw:line draw:style-name="gr6" draw:text-style-name="P1" draw:layer="layout" svg:x1="9.626cm" svg:y1="7.189cm" svg:x2="9.485cm" svg:y2="7.189cm">
          <text:p/>
        </draw:line>
        <draw:line draw:style-name="gr6" draw:text-style-name="P1" draw:layer="layout" svg:x1="9.626cm" svg:y1="6.858cm" svg:x2="9.542cm" svg:y2="6.858cm">
          <text:p/>
        </draw:line>
        <draw:line draw:style-name="gr6" draw:text-style-name="P1" draw:layer="layout" svg:x1="9.626cm" svg:y1="6.526cm" svg:x2="9.542cm" svg:y2="6.526cm">
          <text:p/>
        </draw:line>
        <draw:line draw:style-name="gr6" draw:text-style-name="P1" draw:layer="layout" svg:x1="9.626cm" svg:y1="6.195cm" svg:x2="9.542cm" svg:y2="6.195cm">
          <text:p/>
        </draw:line>
        <draw:line draw:style-name="gr6" draw:text-style-name="P1" draw:layer="layout" svg:x1="9.626cm" svg:y1="5.863cm" svg:x2="9.542cm" svg:y2="5.863cm">
          <text:p/>
        </draw:line>
        <draw:line draw:style-name="gr6" draw:text-style-name="P1" draw:layer="layout" svg:x1="9.626cm" svg:y1="5.532cm" svg:x2="9.485cm" svg:y2="5.532cm">
          <text:p/>
        </draw:line>
        <draw:line draw:style-name="gr6" draw:text-style-name="P1" draw:layer="layout" svg:x1="9.626cm" svg:y1="5.2cm" svg:x2="9.542cm" svg:y2="5.2cm">
          <text:p/>
        </draw:line>
        <draw:line draw:style-name="gr6" draw:text-style-name="P1" draw:layer="layout" svg:x1="9.626cm" svg:y1="4.869cm" svg:x2="9.542cm" svg:y2="4.869cm">
          <text:p/>
        </draw:line>
        <draw:line draw:style-name="gr6" draw:text-style-name="P1" draw:layer="layout" svg:x1="9.626cm" svg:y1="4.537cm" svg:x2="9.542cm" svg:y2="4.537cm">
          <text:p/>
        </draw:line>
        <draw:line draw:style-name="gr6" draw:text-style-name="P1" draw:layer="layout" svg:x1="9.626cm" svg:y1="4.206cm" svg:x2="9.542cm" svg:y2="4.206cm">
          <text:p/>
        </draw:line>
        <draw:line draw:style-name="gr6" draw:text-style-name="P1" draw:layer="layout" svg:x1="9.626cm" svg:y1="3.874cm" svg:x2="9.485cm" svg:y2="3.874cm">
          <text:p/>
        </draw:line>
        <draw:line draw:style-name="gr6" draw:text-style-name="P1" draw:layer="layout" svg:x1="9.626cm" svg:y1="3.543cm" svg:x2="9.542cm" svg:y2="3.543cm">
          <text:p/>
        </draw:line>
        <draw:line draw:style-name="gr6" draw:text-style-name="P1" draw:layer="layout" svg:x1="9.626cm" svg:y1="3.211cm" svg:x2="9.542cm" svg:y2="3.211cm">
          <text:p/>
        </draw:line>
        <draw:line draw:style-name="gr6" draw:text-style-name="P1" draw:layer="layout" svg:x1="9.626cm" svg:y1="2.88cm" svg:x2="9.542cm" svg:y2="2.88cm">
          <text:p/>
        </draw:line>
        <draw:line draw:style-name="gr6" draw:text-style-name="P1" draw:layer="layout" svg:x1="9.626cm" svg:y1="2.548cm" svg:x2="9.542cm" svg:y2="2.548cm">
          <text:p/>
        </draw:line>
        <draw:line draw:style-name="gr6" draw:text-style-name="P1" draw:layer="layout" svg:x1="9.626cm" svg:y1="2.217cm" svg:x2="9.485cm" svg:y2="2.217cm">
          <text:p/>
        </draw:line>
        <draw:line draw:style-name="gr6" draw:text-style-name="P1" draw:layer="layout" svg:x1="9.626cm" svg:y1="1.885cm" svg:x2="9.542cm" svg:y2="1.885cm">
          <text:p/>
        </draw:line>
        <draw:line draw:style-name="gr6" draw:text-style-name="P1" draw:layer="layout" svg:x1="9.626cm" svg:y1="1.554cm" svg:x2="9.542cm" svg:y2="1.554cm">
          <text:p/>
        </draw:line>
        <draw:line draw:style-name="gr6" draw:text-style-name="P1" draw:layer="layout" svg:x1="9.626cm" svg:y1="1.223cm" svg:x2="9.542cm" svg:y2="1.223cm">
          <text:p/>
        </draw:line>
        <draw:line draw:style-name="gr6" draw:text-style-name="P1" draw:layer="layout" svg:x1="9.626cm" svg:y1="0.891cm" svg:x2="9.542cm" svg:y2="0.891cm">
          <text:p/>
        </draw:line>
        <draw:line draw:style-name="gr6" draw:text-style-name="P1" draw:layer="layout" svg:x1="9.626cm" svg:y1="0.56cm" svg:x2="9.485cm" svg:y2="0.56cm">
          <text:p/>
        </draw:line>
        <draw:line draw:style-name="gr6" draw:text-style-name="P1" draw:layer="layout" svg:x1="9.626cm" svg:y1="0.228cm" svg:x2="9.542cm" svg:y2="0.228cm">
          <text:p/>
        </draw:line>
        <draw:frame draw:style-name="gr7" draw:text-style-name="P3" draw:layer="layout" svg:width="0.637cm" svg:height="0.564cm" svg:x="0.69cm" svg:y="0.234cm">
          <draw:text-box>
            <text:p text:style-name="P2"><text:span text:style-name="T1">3.0</text:span></text:p>
          </draw:text-box>
        </draw:frame>
        <draw:frame draw:style-name="gr8" draw:text-style-name="P3" draw:layer="layout" svg:width="0.507cm" svg:height="0.564cm" draw:transform="rotate (1.5707963267949) translate (-0.072cm 6.516cm)">
          <draw:text-box>
            <text:p text:style-name="P2"><text:span text:style-name="T2">E</text:span></text:p>
          </draw:text-box>
        </draw:frame>
        <draw:frame draw:style-name="gr9" draw:text-style-name="P4" draw:layer="layout" svg:width="0.506cm" svg:height="0.399cm" draw:transform="rotate (1.5707963267949) translate (0.143cm 6.177cm)">
          <draw:text-box>
            <text:p text:style-name="P2"><text:span text:style-name="T3">exc</text:span></text:p>
          </draw:text-box>
        </draw:frame>
        <draw:frame draw:style-name="gr10" draw:text-style-name="P3" draw:layer="layout" svg:width="0.507cm" svg:height="0.507cm" draw:transform="rotate (1.5707963267949) translate (0.029cm 5.664cm)">
          <draw:text-box>
            <text:p text:style-name="P2"><text:span text:style-name="T4">[</text:span></text:p>
          </draw:text-box>
        </draw:frame>
        <draw:frame draw:style-name="gr11" draw:text-style-name="P3" draw:layer="layout" svg:width="1.073cm" svg:height="0.564cm" draw:transform="rotate (1.5707963267949) translate (-0.072cm 5.482cm)">
          <draw:text-box>
            <text:p text:style-name="P2"><text:span text:style-name="T1">MeV</text:span></text:p>
          </draw:text-box>
        </draw:frame>
        <draw:frame draw:style-name="gr10" draw:text-style-name="P3" draw:layer="layout" svg:width="0.507cm" svg:height="0.507cm" draw:transform="rotate (1.5707963267949) translate (0.029cm 4.411cm)">
          <draw:text-box>
            <text:p text:style-name="P2"><text:span text:style-name="T4">]</text:span></text:p>
          </draw:text-box>
        </draw:frame>
        <draw:g>
          <svg:title>TexMaths</svg:title>
          <svg:desc>18§display§n_w=0§svg§600§TRUE§</svg:desc>
          <draw:g>
            <draw:path draw:style-name="gr12" draw:text-style-name="P5" draw:layer="layout" svg:width="0.343cm" svg:height="0.284cm" svg:x="2.588cm" svg:y="8.613cm" svg:viewBox="0 0 344 285" svg:d="M38 240c-2 9-6 24-6 27 0 11 9 18 18 18 8 0 20-5 24-18 0-2 9-30 12-46 5-20 10-39 15-58 3-12 7-27 9-41 3-11 9-29 9-32 9-20 43-77 102-77 29 0 34 23 34 44 0 40-30 120-41 147-5 15-5 22-5 29 0 29 21 52 52 52 59 0 83-93 83-97 0-7-6-7-9-7-6 0-6 2-9 11-13 43-33 79-65 79-11 0-15-7-15-22 0-14 6-30 11-45 13-32 40-102 40-138 0-41-27-66-74-66-56 0-86 39-97 54-4-34-31-54-59-54-29 0-42 23-47 36-11 21-20 57-20 61 0 5 7 5 9 5 5 0 5 0 11-14 11-45 23-75 45-75 12 0 20 9 20 30 0 13-2 20-11 52-12 48-24 97-36 145z">
              <text:p/>
            </draw:path>
            <draw:path draw:style-name="gr12" draw:text-style-name="P5" draw:layer="layout" svg:width="0.325cm" svg:height="0.198cm" svg:x="2.969cm" svg:y="8.79cm" svg:viewBox="0 0 326 199" svg:d="M212 54c4-13 9-32 9-36 0-9-7-13-14-13-9 0-16 4-20 13-2 4-5 21-9 32-5 25-5 27-13 50-5 26-7 29-7 42 2 9-2 16-12 30-6 7-15 14-29 14-18 0-40-7-40-41 0-21 13-54 22-77 7-20 9-23 9-30 0-22-18-38-43-38-43 0-65 59-65 68 0 6 7 6 9 6 5 0 5-2 7-8 11-36 31-53 49-53 7 0 11 5 11 16 0 9-4 19-8 25-25 64-25 73-25 86 0 52 49 59 72 59 9 0 31 0 50-30 9 19 35 30 62 30 39 0 59-34 66-52 20-38 33-91 33-113 0-32-20-34-24-34-11 0-23 11-23 23 0 7 5 11 7 13 11 9 16 21 16 36 0 5-18 114-74 114-36 0-36-32-36-39 0-13 2-18 8-43 4-17 8-33 12-50z">
              <text:p/>
            </draw:path>
            <draw:path draw:style-name="gr12" draw:text-style-name="P5" draw:layer="layout" svg:width="0.42cm" svg:height="0.146cm" svg:x="3.568cm" svg:y="8.659cm" svg:viewBox="0 0 421 147" svg:d="M399 25c9 0 22 0 22-12 0-13-13-13-22-13-126 0-252 0-377 0-9 0-22 0-22 13 0 12 13 12 22 12 125 0 251 0 377 0zM399 147c9 0 22 0 22-13 0-12-13-12-22-12-126 0-252 0-377 0-9 0-22 0-22 12 0 13 13 13 22 13 125 0 251 0 377 0z">
              <text:p/>
            </draw:path>
            <draw:path draw:style-name="gr12" draw:text-style-name="P5" draw:layer="layout" svg:width="0.265cm" svg:height="0.431cm" svg:x="4.225cm" svg:y="8.471cm" svg:viewBox="0 0 266 432" svg:d="M266 219c0-52-3-102-25-149-29-59-81-70-108-70-38 0-84 16-110 75-19 43-23 92-23 144 0 46 2 102 29 150 27 51 74 63 104 63 34 0 81-12 110-72 20-43 23-93 23-141zM133 420c-25 0-63-17-74-78-7-37-7-95-7-132 0-40 0-81 6-115 12-75 59-81 75-81 20 0 61 11 74 74 7 36 7 82 7 122 0 48 0 89-7 131-9 59-45 79-74 79z">
              <text:p/>
            </draw:path>
          </draw:g>
        </draw:g>
        <draw:g>
          <svg:title>TexMaths</svg:title>
          <svg:desc>18§display§n_w=1§svg§600§TRUE§</svg:desc>
          <draw:g>
            <draw:path draw:style-name="gr12" draw:text-style-name="P5" draw:layer="layout" svg:width="0.342cm" svg:height="0.284cm" svg:x="6.59cm" svg:y="9.313cm" svg:viewBox="0 0 343 285" svg:d="M38 240c-2 9-6 24-6 27 0 11 9 18 18 18 8 0 20-5 24-18 0-2 9-30 12-46 5-20 10-39 15-58 3-12 7-27 10-41 2-11 8-29 8-32 9-20 43-77 102-77 29 0 34 23 34 44 0 40-30 120-41 147-5 15-5 22-5 29 0 29 21 52 52 52 59 0 82-93 82-97 0-7-5-7-7-7-7 0-7 2-11 11-12 43-32 79-64 79-11 0-15-7-15-22 0-14 6-30 11-45 13-32 40-102 40-138 0-41-27-66-74-66-56 0-86 39-97 54-4-34-31-54-59-54-29 0-42 23-47 36-11 21-20 57-20 61 0 5 7 5 9 5 5 0 5 0 11-14 11-45 23-75 45-75 12 0 20 9 20 30 0 13-2 20-11 52-12 48-24 97-36 145z">
              <text:p/>
            </draw:path>
            <draw:path draw:style-name="gr12" draw:text-style-name="P5" draw:layer="layout" svg:width="0.323cm" svg:height="0.198cm" svg:x="6.973cm" svg:y="9.49cm" svg:viewBox="0 0 324 199" svg:d="M210 54c4-13 9-32 9-36 0-9-7-13-14-13-9 0-16 4-20 13 0 4-5 21-9 32-5 25-5 27-12 50-6 26-6 29-8 42 2 9-1 16-12 30-6 7-15 14-29 14-18 0-39-7-39-41 0-21 12-54 21-77 7-20 9-23 9-30 0-22-18-38-43-38-43 0-63 59-63 68 0 6 5 6 7 6 6 0 6-2 7-8 11-36 31-53 49-53 7 0 11 5 11 16 0 9-4 19-7 25-26 64-26 73-26 86 0 52 49 59 72 59 9 0 31 0 51-30 9 19 34 30 61 30 39 0 59-34 68-52 18-38 31-91 31-113 0-32-20-34-24-34-11 0-23 11-23 23 0 7 5 11 7 13 11 9 16 21 16 36 0 5-18 114-73 114-36 0-36-32-36-39 0-13 1-18 7-43 4-17 8-33 12-50z">
              <text:p/>
            </draw:path>
            <draw:path draw:style-name="gr12" draw:text-style-name="P5" draw:layer="layout" svg:width="0.418cm" svg:height="0.146cm" svg:x="7.572cm" svg:y="9.359cm" svg:viewBox="0 0 419 147" svg:d="M397 25c9 0 22 0 22-12 0-13-13-13-20-13-126 0-253 0-379 0-9 0-20 0-20 13 0 12 11 12 22 12 125 0 250 0 375 0zM399 147c7 0 20 0 20-13 0-12-13-12-22-12-125 0-250 0-375 0-11 0-22 0-22 12 0 13 11 13 20 13 126 0 253 0 379 0z">
              <text:p/>
            </draw:path>
            <draw:path draw:style-name="gr12" draw:text-style-name="P5" draw:layer="layout" svg:width="0.208cm" svg:height="0.419cm" svg:x="8.258cm" svg:y="9.171cm" svg:viewBox="0 0 209 420" svg:d="M129 16c0-14 0-16-14-16-39 41-95 41-115 41 0 7 0 13 0 20 13 0 50 0 83-18 0 109 0 218 0 326 0 24-2 31-60 31-6 0-13 0-19 0 0 6 0 13 0 20 21-2 77-2 102-2s79 0 103 2c0-7 0-14 0-20-7 0-14 0-20 0-58 0-60-7-60-31 0-117 0-235 0-353z">
              <text:p/>
            </draw:path>
          </draw:g>
        </draw:g>
        <draw:line draw:style-name="gr1" draw:text-style-name="P1" draw:layer="layout" svg:x1="7.209cm" svg:y1="0.481cm" svg:x2="8.127cm" svg:y2="0.481cm">
          <text:p/>
        </draw:line>
        <draw:g>
          <svg:title>TexMaths</svg:title>
          <svg:desc>14§display§exp§svg§600§TRUE§</svg:desc>
          <draw:g>
            <draw:path draw:style-name="gr12" draw:text-style-name="P5" draw:layer="layout" svg:width="0.188cm" svg:height="0.221cm" svg:x="8.376cm" svg:y="0.372cm" svg:viewBox="0 0 189 222" svg:d="M70 104c14 0 50-2 74-12 35-15 38-43 38-50 0-22-20-42-53-42-55 0-129 48-129 133 0 50 29 89 77 89 70 0 112-51 112-58 0-3-3-6-6-6-2 0-4 1-7 4-39 49-92 49-98 49-37 0-43-40-43-57 0-6 1-21 8-50 9 0 18 0 27 0zM46 92c20-74 70-81 83-81 24 0 36 14 36 31 0 50-78 50-98 50-7 0-14 0-21 0z">
              <text:p/>
            </draw:path>
            <draw:path draw:style-name="gr12" draw:text-style-name="P5" draw:layer="layout" svg:width="0.243cm" svg:height="0.221cm" svg:x="8.597cm" svg:y="0.372cm" svg:viewBox="0 0 244 222" svg:d="M150 69c3-13 14-58 47-58 3 0 16 0 26 6-14 3-24 15-24 26 0 9 5 17 18 17 11 0 27-8 27-28 0-25-28-32-45-32-30 0-46 27-52 38-13-32-39-38-53-38-52 0-80 63-80 76 0 5 6 5 7 5 4 0 6-1 6-5 16-54 49-65 65-65 10 0 27 4 27 32 0 16-8 49-27 118-7 29-25 50-46 50-3 0-14 0-25-5 13-3 24-14 24-27 0-14-11-18-18-18-16 0-27 12-27 29 0 23 24 32 46 32 32 0 49-35 51-37 7 18 23 37 53 37 52 0 80-63 80-75 0-6-6-6-7-6-5 0-6 3-6 6-17 53-50 64-66 64-19 0-26-15-26-32 0-11 2-21 8-43 6-23 11-45 17-67z">
              <text:p/>
            </draw:path>
            <draw:path draw:style-name="gr12" draw:text-style-name="P5" draw:layer="layout" svg:width="0.255cm" svg:height="0.311cm" svg:x="8.848cm" svg:y="0.372cm" svg:viewBox="0 0 256 312" svg:d="M38 277c-4 17-6 20-27 20-5 0-11 0-11 9 0 5 3 6 6 6 14 0 28-1 42-1 15 0 32 1 49 1 1 0 8 0 8-10 0-5-6-5-13-5-23 0-23-3-23-7 0-7 21-87 23-100 7 16 21 32 45 32 58 0 119-71 119-144 0-46-28-78-66-78-23 0-47 18-64 36-4-26-25-36-43-36-23 0-33 20-37 28-10 17-15 46-15 48 0 5 4 5 5 5 6 0 6-1 9-12 8-34 18-58 36-58 9 0 16 4 16 23 0 11-2 16-5 25-18 73-36 145-54 218zM125 64c2-14 16-28 25-35 17-15 31-18 39-18 20 0 32 18 32 46 0 29-17 86-25 104-17 35-41 50-59 50-32 0-39-40-39-43 0-2 0-2 1-9 9-31 17-63 26-95z">
              <text:p/>
            </draw:path>
          </draw:g>
        </draw:g>
        <draw:g>
          <svg:title>TexMaths</svg:title>
          <svg:desc>14§display§th§svg§600§TRUE§</svg:desc>
          <draw:g>
            <draw:path draw:style-name="gr12" draw:text-style-name="P5" draw:layer="layout" svg:width="0.15cm" svg:height="0.31cm" svg:x="8.377cm" svg:y="0.806cm" svg:viewBox="0 0 151 311" svg:d="M89 110c16 0 31 0 46 0 10 0 16 0 16-10 0-5-6-5-14-5-15 0-29 0-43 0 18-70 19-80 19-82 0-9-5-13-14-13-1 0-15 0-19 17-6 26-12 52-19 78-15 0-30 0-46 0-9 0-15 0-15 9 0 6 4 6 14 6 14 0 29 0 43 0-36 139-37 146-37 156 0 26 18 45 44 45 51 0 78-71 78-76 0-4-4-4-5-4-4 0-6 2-7 6-21 51-48 62-64 62-10 0-16-5-16-22 0-11 2-15 3-24 12-47 24-95 36-143z">
              <text:p/>
            </draw:path>
            <draw:path draw:style-name="gr12" draw:text-style-name="P5" draw:layer="layout" svg:width="0.239cm" svg:height="0.343cm" svg:x="8.57cm" svg:y="0.773cm" svg:viewBox="0 0 240 344" svg:d="M113 6c-2-2 0-6-5-6-12 0-48 4-61 6-4 0-9 0-9 9 0 6 4 6 12 6 23 0 24 3 24 8 0 3-1 7-1 10-24 93-48 187-72 280-1 7-1 8-1 11 0 11 10 14 14 14 8 0 15-6 18-13 3-12 7-25 10-37 3-15 6-29 10-43 2-11 7-23 8-34 1-3 6-18 6-22 1-4 16-31 33-45 11-7 27-16 48-16s26 16 26 35c0 25-19 79-31 108-4 11-7 17-7 27 0 23 19 40 41 40 46 0 64-71 64-75s-4-4-5-4c-6 0-6 1-7 8-9 25-24 60-51 60-8 0-12-4-12-15 0-13 5-24 10-35 7-21 29-80 29-108 0-32-20-52-56-52-31 0-54 15-73 37 13-51 26-103 38-154z">
              <text:p/>
            </draw:path>
          </draw:g>
        </draw:g>
        <draw:line draw:style-name="gr2" draw:text-style-name="P1" draw:layer="layout" svg:x1="7.198cm" svg:y1="0.874cm" svg:x2="8.116cm" svg:y2="0.874cm">
          <text:p/>
        </draw:line>
        <draw:g>
          <svg:title>TexMaths</svg:title>
          <svg:desc>15§display§21:22:\mathbf{33}\ \hbar^2\text{MeV}^{-1}§svg§600§TRUE§</svg:desc>
          <draw:g>
            <draw:path draw:style-name="gr12" draw:text-style-name="P5" draw:layer="layout" svg:width="0.209cm" svg:height="0.348cm" svg:x="1.784cm" svg:y="0.547cm" svg:viewBox="0 0 210 349" svg:d="M40 308c19-18 37-35 56-53 82-72 114-101 114-153 0-60-48-102-113-102-58 0-97 48-97 94 0 30 25 30 27 30 9 0 28-7 28-28 0-14-10-27-28-27-5 0-5 0-8 0 14-35 42-54 72-54 48 0 71 43 71 87 0 42-27 82-56 115-33 38-67 75-100 112-6 6-6 8-6 20 65 0 130 0 195 0 5-31 10-61 15-91-5 0-9 0-14 0-3 16-6 38-12 46-3 4-37 4-49 4-32 0-63 0-95 0z">
              <text:p/>
            </draw:path>
            <draw:path draw:style-name="gr12" draw:text-style-name="P5" draw:layer="layout" svg:width="0.173cm" svg:height="0.348cm" svg:x="2.067cm" svg:y="0.547cm" svg:viewBox="0 0 174 349" svg:d="M108 13c0-13 0-13-12-13-33 33-80 33-96 33 0 5 0 11 0 16 10 0 42 0 69-13 0 90 0 181 0 271 0 19-2 25-48 25-6 0-12 0-18 0 0 6 0 11 0 17 19-2 64-2 85-2s68 0 86 2c0-6 0-11 0-17-6 0-11 0-17 0-48 0-49-6-49-25 0-98 0-196 0-294z">
              <text:p/>
            </draw:path>
            <draw:path draw:style-name="gr12" draw:text-style-name="P5" draw:layer="layout" svg:width="0.056cm" svg:height="0.225cm" svg:x="2.475cm" svg:y="0.67cm" svg:viewBox="0 0 57 226" svg:d="M57 28c0-16-14-28-29-28s-28 13-28 28c0 16 13 27 28 27s29-12 29-27zM57 199c0-16-14-28-29-28s-28 12-28 28 13 27 28 27 29-12 29-27z">
              <text:p/>
            </draw:path>
            <draw:path draw:style-name="gr12" draw:text-style-name="P5" draw:layer="layout" svg:width="0.209cm" svg:height="0.348cm" svg:x="2.75cm" svg:y="0.547cm" svg:viewBox="0 0 210 349" svg:d="M40 308c19-18 37-35 56-53 82-72 114-101 114-153 0-60-48-102-111-102-60 0-99 48-99 94 0 30 25 30 28 30 9 0 27-7 27-28 0-14-10-27-28-27-5 0-5 0-6 0 12-35 40-54 70-54 48 0 71 43 71 87 0 42-26 82-56 115-33 38-67 75-100 112-6 6-6 8-6 20 65 0 130 0 195 0 5-31 10-61 15-91-5 0-9 0-14 0-1 16-6 38-10 46-5 4-39 4-51 4-32 0-63 0-95 0z">
              <text:p/>
            </draw:path>
            <draw:path draw:style-name="gr12" draw:text-style-name="P5" draw:layer="layout" svg:width="0.209cm" svg:height="0.348cm" svg:x="3.014cm" svg:y="0.547cm" svg:viewBox="0 0 210 349" svg:d="M40 308c19-18 37-35 56-53 82-72 114-101 114-153 0-60-48-102-113-102-58 0-97 48-97 94 0 30 25 30 27 30 9 0 27-7 27-28 0-14-9-27-27-27-5 0-6 0-8 0 12-35 41-54 72-54 48 0 71 43 71 87 0 42-27 82-56 115-34 38-68 75-102 112-4 6-4 8-4 20 65 0 130 0 195 0 5-31 10-61 15-91-5 0-9 0-14 0-3 16-6 38-12 46-3 4-37 4-49 4-32 0-63 0-95 0z">
              <text:p/>
            </draw:path>
            <draw:path draw:style-name="gr12" draw:text-style-name="P5" draw:layer="layout" svg:width="0.054cm" svg:height="0.225cm" svg:x="3.442cm" svg:y="0.67cm" svg:viewBox="0 0 55 226" svg:d="M55 28c0-16-13-28-28-28s-27 13-27 28c0 16 12 27 27 27s28-12 28-27zM55 199c0-16-13-28-28-28s-27 12-27 28 12 27 27 27 28-12 28-27z">
              <text:p/>
            </draw:path>
            <draw:path draw:style-name="gr12" draw:text-style-name="P5" draw:layer="layout" svg:width="0.251cm" svg:height="0.349cm" svg:x="3.714cm" svg:y="0.552cm" svg:viewBox="0 0 252 350" svg:d="M160 160c36-12 75-42 75-87 0-40-40-73-114-73-63 0-103 34-103 76 0 23 15 36 36 36 24 0 36-16 36-36 0-30-29-36-30-36 18-15 42-19 58-19 44 0 45 34 45 51 0 7 0 76-55 79-21 0-23 2-26 2-4 0-6 6-6 9 0 9 5 9 15 9 8 0 15 0 23 0 58 0 58 52 58 79 0 24 0 78-55 78-14 0-41-3-66-18 16-5 30-18 30-39 0-24-17-40-41-40-21 0-40 13-40 40 0 48 51 79 120 79 94 0 132-52 132-100 0-28-15-73-92-90z">
              <text:p/>
            </draw:path>
            <draw:path draw:style-name="gr12" draw:text-style-name="P5" draw:layer="layout" svg:width="0.251cm" svg:height="0.349cm" svg:x="4.017cm" svg:y="0.552cm" svg:viewBox="0 0 252 350" svg:d="M160 160c36-12 75-42 75-87 0-40-40-73-114-73-63 0-103 34-103 76 0 23 16 36 36 36 24 0 36-16 36-36 0-30-29-36-30-36 18-15 42-19 58-19 44 0 45 34 45 51 0 7 0 76-55 79-21 0-23 2-26 2-4 0-6 6-6 9 0 9 5 9 15 9 8 0 15 0 23 0 58 0 58 52 58 79 0 24 0 78-55 78-14 0-41-3-66-18 16-5 30-18 30-39 0-24-17-40-41-40-21 0-40 13-40 40 0 48 51 79 120 79 94 0 132-52 132-100 0-28-15-73-92-90z">
              <text:p/>
            </draw:path>
            <draw:path draw:style-name="gr12" draw:text-style-name="P5" draw:layer="layout" svg:width="0.258cm" svg:height="0.369cm" svg:x="4.5cm" svg:y="0.532cm" svg:viewBox="0 0 259 370" svg:d="M105 75c34 0 68 0 102 0 9 0 15 0 15-6 0-8-6-8-17-8-32 0-65 0-97 0 4-12 4-13 7-27 3-9 8-27 8-28 0-5-3-6-8-6-10 0-51 4-64 4-5 2-11 2-11 12 0 5 6 5 14 5 25 0 25 4 25 9 0 4-4 21-7 31-10 0-19 0-29 0s-16 0-16 8c0 6 4 6 15 6 9 0 18 0 27 0-23 89-45 179-68 268-1 7-1 9-1 12 0 12 9 15 15 15 10 0 18-8 19-15 2-2 8-26 11-39 4-16 8-31 12-46 1-8 7-29 9-36 1-8 6-24 6-26 4-9 33-64 85-64 24 0 29 18 29 36 0 33-24 97-33 121-5 7-6 15-6 25 0 27 19 44 42 44 51 0 70-78 70-81 0-6-6-6-7-6-5 0-5 1-8 10-15 54-39 65-52 65-11 0-14-6-14-17 0-13 6-28 9-37 9-23 33-85 33-115 0-39-25-57-61-57-17 0-48 4-78 40 8-32 16-65 24-97z">
              <text:p/>
            </draw:path>
            <draw:path draw:style-name="gr12" draw:text-style-name="P5" draw:layer="layout" svg:width="0.162cm" svg:height="0.243cm" svg:x="4.779cm" svg:y="0.435cm" svg:viewBox="0 0 163 244" svg:d="M163 178c-4 0-9 0-13 0 0 8-5 30-9 33-3 2-32 2-36 2-23 0-46 0-69 0 39-33 52-44 75-62 27-21 52-43 52-79 0-44-39-72-87-72-45 0-76 33-76 66 0 19 16 21 19 21 9 0 20-6 20-20 0-6-3-19-21-19 10-26 36-35 52-35 38 0 57 29 57 59 0 33-22 57-34 70-30 30-60 59-90 89-3 3-3 3-3 13 50 0 101 0 151 0 4-22 8-44 12-66z">
              <text:p/>
            </draw:path>
            <draw:path draw:style-name="gr12" draw:text-style-name="P5" draw:layer="layout" svg:width="0.443cm" svg:height="0.357cm" svg:x="5.011cm" svg:y="0.538cm" svg:viewBox="0 0 444 358" svg:d="M108 10c-5-10-6-10-20-10-29 0-59 0-88 0 0 5 0 10 0 15 4 0 9 0 13 0 41 0 41 6 41 25 0 88 0 175 0 262 0 15 0 39-54 39 0 6 0 11 0 17 18 0 44-2 61-2 18 0 44 2 62 2 0-6 0-11 0-17-54 0-54-24-54-39 0-94 0-188 0-283 42 109 85 218 127 327 3 7 6 12 11 12 6 0 7-5 10-11 43-110 86-221 129-332 0 101 0 202 0 302 0 18 0 24-40 24-5 0-9 0-14 0 0 6 0 11 0 17 20-2 57-2 77-2s55 0 75 2c0-6 0-11 0-17-4 0-8 0-12 0-42 0-42-6-42-24 0-92 0-184 0-277 0-19 0-25 42-25 4 0 8 0 12 0 0-5 0-10 0-15-30 0-59 0-89 0-15 0-15 0-18 9-38 99-77 198-115 296-38-98-76-196-114-295z">
              <text:p/>
            </draw:path>
            <draw:path draw:style-name="gr12" draw:text-style-name="P5" draw:layer="layout" svg:width="0.203cm" svg:height="0.24cm" svg:x="5.489cm" svg:y="0.661cm" svg:viewBox="0 0 204 241" svg:d="M45 103c3-79 46-91 64-91 54 0 60 70 60 91-41 0-83 0-124 0zM43 114c49 0 98 0 147 0 12 0 14 0 14-11 0-52-29-103-95-103-61 0-109 54-109 120 0 70 55 121 115 121 65 0 89-58 89-69 0-4-5-6-8-6-4 0-4 3-6 8-18 54-66 54-72 54-25 0-46-15-58-35-17-25-17-60-17-79z">
              <text:p/>
            </draw:path>
            <draw:path draw:style-name="gr12" draw:text-style-name="P5" draw:layer="layout" svg:width="0.374cm" svg:height="0.369cm" svg:x="5.719cm" svg:y="0.538cm" svg:viewBox="0 0 375 370" svg:d="M318 51c6-20 21-35 57-36 0-5 0-10 0-15-17 0-38 1-51 1-17 0-47-1-60-1 0 5 0 10 0 15 27 1 37 15 37 27 0 4-1 7-1 10-33 85-65 169-98 253-33-88-67-176-100-265-3-7-2-6-3-9 0-16 30-16 43-16 0-5 0-10 0-15-19 1-55 1-75 1-25 0-48-1-67-1 0 5 0 10 0 15 34 0 45 0 51 21 41 107 82 215 123 322 3 10 6 12 13 12 9 0 9-3 12-11 40-102 79-205 119-308z">
              <text:p/>
            </draw:path>
            <draw:path draw:style-name="gr12" draw:text-style-name="P5" draw:layer="layout" svg:width="0.249cm" svg:height="0.017cm" svg:x="6.143cm" svg:y="0.567cm" svg:viewBox="0 0 250 18" svg:d="M235 18c6 0 15 0 15-9s-9-9-15-9c-73 0-147 0-220 0-6 0-15 0-15 9s9 9 15 9c73 0 147 0 220 0z">
              <text:p/>
            </draw:path>
            <draw:path draw:style-name="gr12" draw:text-style-name="P5" draw:layer="layout" svg:width="0.134cm" svg:height="0.243cm" svg:x="6.473cm" svg:y="0.423cm" svg:viewBox="0 0 135 244" svg:d="M84 10c0-10-2-10-12-10-23 24-57 24-72 24 0 4 0 9 0 13 9 0 33 0 54-10 0 62 0 125 0 187 0 12 0 17-38 17-4 0-9 0-13 0 0 4 0 9 0 13 6 0 52-1 66-1 10 0 57 1 66 1 0-4 0-9 0-13-5 0-10 0-15 0-36 0-36-5-36-17 0-68 0-136 0-204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" svg:font-family="Mathematica" style:font-pitch="variable"/>
    <style:font-face style:name="Mathematica1" svg:font-family="Mathematica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 style:font-pitch="variable"/>
    <style:font-face style:name="Times1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stroke-dash18" draw:style="rect" draw:dots1="1" draw:dots1-length="0.101cm" draw:distance="0.1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.666cm" fo:page-height="10.7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6-28T06:46:30.412198742</dc:date>
    <meta:editing-duration>PT3M16S</meta:editing-duration>
    <meta:editing-cycles>4</meta:editing-cycles>
    <meta:generator>LibreOffice/7.3.2.2$MacOSX_AARCH64 LibreOffice_project/49f2b1bff42cfccbd8f788c8dc32c1c309559be0</meta:generator>
    <meta:document-statistic meta:object-count="132"/>
  </office:meta>
</office:document-meta>
</file>